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office:automatic-styles>
  <office:body>
    <office:text text:use-soft-page-breaks="true">
      <text:p text:style-name="P1">https://ai.google/research/pubs/pub45530</text:p>
      <text:p text:style-name="Standard"/>
      <text:p text:style-name="Standard">No one can deny the fact that youtube has become, as of late, one of the most used media. One can find whatever one desires within this sea of<text:s/>content, be it courses on the latest technology, or a video of a cat playing the piano. One might even go to the website, not knowing what to watch, and still be satisfied by the youtube suggestions and recommendations.</text:p>
      <text:p text:style-name="Standard">But then, a question might pop. How<text:s/>does youtube know what each one of its millions or even billions of visitors might like? Well, that is thanks to the youtube algorithm.</text:p>
      <text:p text:style-name="Standard"/>
      <text:p text:style-name="Standard">The youtube algorithm is the computerized system that determines what people see when they’re on the site. It gives the user what they want to see, or at least what the algorithm thinks they want to see. With a staggering amount of 400 videos uploaded every minute, and a billion watched everyday, to give each user a personalized experience, the need for an automated system arises.</text:p>
      <text:p text:style-name="Standard">To create this system, the developer team face three main challenges:</text:p>
      <text:list text:style-name="LFO1" text:continue-numbering="true">
        <text:list-item>
          <text:p text:style-name="P2">Scale: Many existing algorithms that do work on a small scale fail to work on youtube’s exceptionally large scale</text:p>
        </text:list-item>
        <text:list-item>
          <text:p text:style-name="P3">Freshness: With the huge amount of video uploaded to youtube every second, the algorithm needs to be responsive enough to take into account the newly added content, as well as the user’s latest actions.</text:p>
        </text:list-item>
        <text:list-item>
          <text:p text:style-name="P4">Noise: <text:s/>User behavior is not easy to predict, due to a variety of external unobservable factors. The truth of user<text:s/>satisfaction is rarely obtained and is modeled through noisy implicit signals.</text:p>
        </text:list-item>
      </text:list>
      <text:p text:style-name="Standard">During the candidate generation phase, the enormous Youtube corpus is winnowed down to hundreds of videos that may interest the user. The user’s youtube activity history is used<text:s/>as input for the candidate generation network, which narrows down the large video corpus to a small subsets of hundreds of videos. These candidates are generally intended to be relevant to the user with high precision. This is accomplished through collaborative filtering. The similarity between users is expressed in terms of features such as IDs of video watches, search query token and demographics.</text:p>
      <text:p text:style-name="Standard">Presenting a few “best” recommendations in a list requires a fine-level representation to distinguish relative importance among candidates with high recall. The ranking network accomplishes this task by assigning a score to each video according to a desired objective function using a rich set of features describing the video and user. As there are a lot less videos to score, more features are accessible to the network. The highest scoring videos are presented to the user, ranked by their score.</text:p>
      <text:p text:style-name="Standard"/>
      <text:p text:style-name="Standard"/>
      <text:p text:style-name="Standard">The youtube algorithm is not without fails, in fact, the more complex a system is, the more likely it is that flaws will appear.</text:p>
      <text:p text:style-name="Standard">One such flaw could be that the recommendations are not always accurate, and that<text:s/>sometimes even though<text:s/>you might dislike a video, similar videos keep popping up in your feed.</text:p>
      <text:p text:style-name="Standard">Another more important flaw is the fact that the algorithm still cannot tell the difference between<text:s/>morally good and morally questionable<text:s/>content.<text:s/>In the eyes of the algorithm, a video that has high metrics values (views, viewer retention rate, watchtime…) is a good video that should be pushed even more, and spread<text:s/>to a bigger audience. The problem lies in the fact that people are attracted to controversial things, so a morally questionable video has a greater likelihood of going viral. An example of this could be the Logan Paul Suicide forest controversy, where a youtuber by the name of Logan Paul went to Aokigahara, also known as the suicide forest in japan, and filmed the dead body of a man hanging from a tree. The video, in the hours following its upload, garnered a high amount of views, and even ended up in the trending page.</text:p>
      <text:soft-page-break/>
      <text:p text:style-name="Standard">A third flaw is the fact that,<text:s/>as with any system where money is being made, some people will try to abuse the system as much as possible to maximize their profits, by using trending words in their metadata, descriptions or videos titles, and thus misleading the viewers.<text:s/>One extreme examples of this is the recent Elsagate controversy, where disturbing content, presenting violence, drug use, sexual situations and such, was being promoted to children by the algorithm under the guise of child-friendly content, as the videos often featured<text:s/>popular characters from family-oriented media, such as Elsa, from frozen, hence the name Elsagate, spiderman and other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hammed</dc:creator>
    <meta:creation-date>2017-10-20T23:40:00Z</meta:creation-date>
    <dc:date>2018-12-13T22:32:00Z</dc:date>
    <meta:template xlink:href="Normal.dotm" xlink:type="simple"/>
    <meta:editing-cycles>8</meta:editing-cycles>
    <meta:editing-duration>PT28980S</meta:editing-duration>
    <meta:document-statistic meta:page-count="2" meta:paragraph-count="8" meta:word-count="683" meta:character-count="4432" meta:row-count="31" meta:non-whitespace-character-count="3757"/>
  </office:meta>
</office:document-meta>
</file>